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1C350C7AF0240C31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cm" fo:border="none"/>
    </style:style>
    <style:style style:name="P1" style:family="paragraph" style:parent-style-name="Standard">
      <style:paragraph-properties fo:margin-top="0.199cm" fo:margin-bottom="0cm" loext:contextual-spacing="false" fo:line-height="0.882cm" fo:text-align="justify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.3cm" fo:margin-bottom="0cm" loext:contextual-spacing="false" fo:line-height="0.882cm" fo:text-align="end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margin-top="0.499cm" fo:margin-bottom="0cm" loext:contextual-spacing="false" fo:text-align="justify" style:justify-single-word="false"/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2.321cm" fo:min-width="7.93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5" svg:width="8.436cm" svg:height="2.581cm" svg:x="4.66cm" svg:y="0.346cm"><text:p text:style-name="P4"><text:span text:style-name="T1">Zaproszenie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1" draw:name="Obraz1" text:anchor-type="paragraph" svg:width="8.306cm" svg:height="4.671cm" draw:z-index="1"><draw:image xlink:href="Pictures/10000000000003C00000021C350C7AF0240C3103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1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4:32.170645231</meta:creation-date>
    <dc:date>2017-11-06T09:19:19.092358028</dc:date>
    <meta:editing-duration>PT14M46S</meta:editing-duration>
    <meta:editing-cycles>3</meta:editing-cycles>
    <meta:generator>LibreOffice/5.4.2.2.0$Linux_X86_64 LibreOffice_project/40m0$Build-2</meta:generator>
    <meta:document-statistic meta:table-count="1" meta:image-count="1" meta:object-count="0" meta:page-count="1" meta:paragraph-count="3" meta:word-count="41" meta:character-count="332" meta:non-whitespace-character-count="294"/>
  </office:meta>
</office:document-meta>
</file>